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.61mm" svg:height="91.47mm" svg:x="102.63mm" svg:y="14.22mm">
            <draw:object draw:notify-on-update-of-ranges="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静電容量[pF]</text:p>
          </table:table-cell>
          <table:table-cell office:value-type="string" calcext:value-type="string">
            <text:p>周波数[kHz]</text:p>
          </table:table-cell>
          <table:table-cell/>
          <table:table-cell office:value-type="string" calcext:value-type="string">
            <text:p>周波数[Hz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D2]*10^-3" office:value-type="float" office:value="625" calcext:value-type="float">
            <text:p>625</text:p>
          </table:table-cell>
          <table:table-cell/>
          <table:table-cell table:formula="of:=625*10^3"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D3]*10^-3" office:value-type="float" office:value="515.5" calcext:value-type="float">
            <text:p>515.5</text:p>
          </table:table-cell>
          <table:table-cell/>
          <table:table-cell table:formula="of:=515.5 * 10^3" office:value-type="float" office:value="515500" calcext:value-type="float">
            <text:p>51550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D4]*10^-3" office:value-type="float" office:value="420.2" calcext:value-type="float">
            <text:p>420.2</text:p>
          </table:table-cell>
          <table:table-cell/>
          <table:table-cell table:formula="of:=420.2 * 10^3" office:value-type="float" office:value="420200" calcext:value-type="float">
            <text:p>4202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D5]*10^-3" office:value-type="float" office:value="322.6" calcext:value-type="float">
            <text:p>322.6</text:p>
          </table:table-cell>
          <table:table-cell/>
          <table:table-cell table:formula="of:=322.6*10^3" office:value-type="float" office:value="322600" calcext:value-type="float">
            <text:p>32260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D6]*10^-3" office:value-type="float" office:value="243.9" calcext:value-type="float">
            <text:p>243.9</text:p>
          </table:table-cell>
          <table:table-cell/>
          <table:table-cell table:formula="of:=243.9 * 10^3" office:value-type="float" office:value="243900" calcext:value-type="float">
            <text:p>2439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7]*10^-3" office:value-type="float" office:value="188.7" calcext:value-type="float">
            <text:p>188.7</text:p>
          </table:table-cell>
          <table:table-cell/>
          <table:table-cell table:formula="of:=188.7*10^3" office:value-type="float" office:value="188700" calcext:value-type="float">
            <text:p>1887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D8]*10^-3" office:value-type="float" office:value="81.97" calcext:value-type="float">
            <text:p>81.97</text:p>
          </table:table-cell>
          <table:table-cell/>
          <table:table-cell table:formula="of:=81.97*10^3" office:value-type="float" office:value="81970" calcext:value-type="float">
            <text:p>8197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D9]*10^-3" office:value-type="float" office:value="70.42" calcext:value-type="float">
            <text:p>70.42</text:p>
          </table:table-cell>
          <table:table-cell/>
          <table:table-cell table:formula="of:= 70.42*10^3" office:value-type="float" office:value="70420" calcext:value-type="float">
            <text:p>70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Noto Sans CJK JP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00/00/00</text:date>, <text:time style:data-style-name="N2" text:time-value="07:20:25.5364015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5:31:36.417647071</meta:creation-date>
    <dc:date>2019-10-01T07:24:22.894058759</dc:date>
    <meta:editing-duration>PT8M58S</meta:editing-duration>
    <meta:editing-cycles>2</meta:editing-cycles>
    <meta:generator>LibreOffice/6.2.7.1$Linux_X86_64 LibreOffice_project/20$Build-1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862cm" svg:height="9.148cm" xlink:href=".." xlink:type="simple" chart:class="chart:scatter" chart:style-name="ch1">
        <chart:plot-area chart:style-name="ch2" table:cell-range-address="Sheet1.A2:Sheet1.B9 Sheet1.B1:Sheet1.B1" chart:data-source-has-labels="row" svg:x="1.228cm" svg:y="0.182cm" svg:width="9.417cm" svg:height="7.803cm">
          <chartooo:coordinate-region svg:x="2.035cm" svg:y="0.381cm" svg:width="8.238cm" svg:height="6.957cm"/>
          <chart:axis chart:dimension="x" chart:name="primary-x" chart:style-name="ch3">
            <chart:title svg:x="4.908cm" svg:y="8.167cm" chart:style-name="ch4">
              <text:p>静電容量 [pF]</text:p>
            </chart:title>
            <chart:grid chart:style-name="ch5" chart:class="major"/>
          </chart:axis>
          <chart:axis chart:dimension="y" chart:name="primary-y" chart:style-name="ch3">
            <chart:title svg:x="0.451cm" svg:y="5.045cm" chart:style-name="ch6">
              <text:p>周波数 [kHz]</text:p>
            </chart:title>
            <chart:grid chart:style-name="ch5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周波数[kHz]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Sheet1.A2:Sheet1.A9</svg:desc>
                </draw:g>
              </table:table-cell>
              <table:table-cell office:value-type="float" office:value="625">
                <text:p>625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515.5">
                <text:p>51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420.2">
                <text:p>4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">
                <text:p>470</text:p>
              </table:table-cell>
              <table:table-cell office:value-type="float" office:value="322.6">
                <text:p>32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0">
                <text:p>680</text:p>
              </table:table-cell>
              <table:table-cell office:value-type="float" office:value="243.9">
                <text:p>24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0">
                <text:p>2200</text:p>
              </table:table-cell>
              <table:table-cell office:value-type="float" office:value="81.97">
                <text:p>81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0">
                <text:p>2700</text:p>
              </table:table-cell>
              <table:table-cell office:value-type="float" office:value="70.42">
                <text:p>7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